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Transformer.appendParameter( StringBuffer buffer , boolean firstparameter , boolean pos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xyTransformer.readXML( HttpURLConnection 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oxy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Transformer.encodingConstantFromString(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xyTransformer.getInstanceData( ServiceManager manager , String copletID , String port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xyTransformer.processRequest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ProxyTransformer.getInstanceData( ServiceManager manager , Map objectModel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xy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ransformer.checkForRedirect( HttpURLConnection connection , String documentB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xy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Transformer.startElement( String uri , String name , String raw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Transformer.setup( SourceResolver resolver , Map objectModel , String src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xyTransformer.checkForRedirect( Document doc , String documentBa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roxyTransformer.resolveURI( String uri , String documentBa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xyTransformer.connect( Request request , String uri , String query , boolean po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